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48cm"/>
    </style:style>
    <style:style style:name="co8" style:family="table-column">
      <style:table-column-properties fo:break-before="auto" style:column-width="3.246cm"/>
    </style:style>
    <style:style style:name="co9" style:family="table-column">
      <style:table-column-properties fo:break-before="auto" style:column-width="8.823cm"/>
    </style:style>
    <style:style style:name="co10" style:family="table-column">
      <style:table-column-properties fo:break-before="auto" style:column-width="2.441cm"/>
    </style:style>
    <style:style style:name="co11" style:family="table-column">
      <style:table-column-properties fo:break-before="auto" style:column-width="14.095cm"/>
    </style:style>
    <style:style style:name="co12" style:family="table-column">
      <style:table-column-properties fo:break-before="auto" style:column-width="5.244cm"/>
    </style:style>
    <style:style style:name="co13" style:family="table-column">
      <style:table-column-properties fo:break-before="auto" style:column-width="3.08cm"/>
    </style:style>
    <style:style style:name="co14" style:family="table-column">
      <style:table-column-properties fo:break-before="auto" style:column-width="4.856cm"/>
    </style:style>
    <style:style style:name="co15" style:family="table-column">
      <style:table-column-properties fo:break-before="auto" style:column-width="8.075cm"/>
    </style:style>
    <style:style style:name="co16" style:family="table-column">
      <style:table-column-properties fo:break-before="auto" style:column-width="4.606cm"/>
    </style:style>
    <style:style style:name="co17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0" style:family="table-column">
      <style:table-column-properties fo:break-before="auto" style:column-width="2.858cm"/>
    </style:style>
    <style:style style:name="co21" style:family="table-column">
      <style:table-column-properties fo:break-before="auto" style:column-width="2.49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2.912cm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457cm" fo:break-before="auto" style:use-optimal-row-height="false"/>
    </style:style>
    <style:style style:name="ro9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24" style:family="table-cell" style:parent-style-name="Default">
      <style:table-cell-properties fo:background-color="#ccff00"/>
      <style:text-properties style:font-name="Courier New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4" style:family="table-cell" style:parent-style-name="Default">
      <style:text-properties style:font-name="Courier New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ext-properties style:font-name="Courier New"/>
    </style:style>
    <style:style style:name="ce12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20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00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ackground-color="#ccff00"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0" table:default-cell-style-name="ce10"/>
        <table:table-column table:style-name="co21" table:default-cell-style-name="ce8"/>
        <table:table-column table:style-name="co24" table:default-cell-style-name="ce8"/>
        <table:table-column table:style-name="co25" table:default-cell-style-name="ce8"/>
        <table:table-column table:style-name="co5" table:number-columns-repeated="1020" table:default-cell-style-name="ce8"/>
        <table:table-row table:style-name="ro1">
          <table:table-cell table:style-name="ce8" office:value-type="string">
            <text:p>Release:</text:p>
          </table:table-cell>
          <table:table-cell/>
          <table:table-cell table:style-name="ce22" office:value-type="string">
            <text:p>DARKSOULS.exe+5C1CC0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string">
            <text:p>[[[ptr]]+5C]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8" office:value-type="string">
            <text:p>+0x0070</text:p>
          </table:table-cell>
          <table:table-cell office:value-type="string">
            <text:p>Pointer</text:p>
          </table:table-cell>
          <table:table-cell table:style-name="ce22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2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28"/>
          <table:table-cell table:style-name="ce9" table:number-columns-repeated="1021"/>
        </table:table-row>
        <table:table-row table:style-name="ro1">
          <table:table-cell table:style-name="ce8"/>
          <table:table-cell/>
          <table:table-cell table:style-name="ce22"/>
          <table:table-cell table:number-columns-repeated="1021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22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2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28"/>
          <table:table-cell table:style-name="ce9" table:number-columns-repeated="1021"/>
        </table:table-row>
        <table:table-row table:style-name="ro1">
          <table:table-cell table:style-name="ce8"/>
          <table:table-cell/>
          <table:table-cell table:style-name="ce22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22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22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22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2"/>
          <table:table-cell table:number-columns-repeated="1021"/>
        </table:table-row>
        <table:table-row table:style-name="ro1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22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22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1" office:value-type="string">
            <text:p>0x12E3C3C</text:p>
          </table:table-cell>
          <table:table-cell table:style-name="ce11" office:value-type="string">
            <text:p>float</text:p>
          </table:table-cell>
          <table:table-cell table:style-name="ce22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1" table:number-columns-repeated="2"/>
          <table:table-cell table:style-name="ce22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1" table:number-columns-repeated="2"/>
          <table:table-cell table:style-name="ce22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22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22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2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2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28"/>
          <table:table-cell table:style-name="ce9" table:number-columns-repeated="1021"/>
        </table:table-row>
        <table:table-row table:style-name="ro1">
          <table:table-cell table:style-name="ce8"/>
          <table:table-cell/>
          <table:table-cell table:style-name="ce22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22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22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9"/>
          <table:table-cell table:style-name="ce28"/>
          <table:table-cell table:style-name="ce9" table:number-columns-repeated="1021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table:style-name="ce13" office:value-type="string">
            <text:p>0x13784A0</text:p>
          </table:table-cell>
          <table:table-cell table:style-name="ce13" office:value-type="string">
            <text:p>Darksouls.exe+F784A0</text:p>
          </table:table-cell>
          <table:table-cell table:style-name="ce13"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37C660</text:p>
          </table:table-cell>
          <table:table-cell table:style-name="ce13" office:value-type="string">
            <text:p>Darksouls.exe+F7C660</text:p>
          </table:table-cell>
          <table:table-cell table:style-name="ce13" table:number-columns-repeated="1021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 table:number-columns-repeated="1022"/>
        </table:table-row>
        <table:table-row table:style-name="ro3">
          <table:table-cell table:style-name="ce13" office:value-type="string">
            <text:p>Misc Data</text:p>
          </table:table-cell>
          <table:table-cell table:style-name="ce13" table:number-columns-repeated="1023"/>
        </table:table-row>
        <table:table-row table:style-name="ro3">
          <table:table-cell table:style-name="ce14" office:value-type="string">
            <text:p>+0x0A70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Current Save Slot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A80</text:p>
          </table:table-cell>
          <table:table-cell table:style-name="ce13" office:value-type="string">
            <text:p>float</text:p>
          </table:table-cell>
          <table:table-cell table:style-name="ce13" office:value-type="string">
            <text:p>SOS Sign x pos (not visible sign)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A84</text:p>
          </table:table-cell>
          <table:table-cell table:style-name="ce13" office:value-type="string">
            <text:p>float</text:p>
          </table:table-cell>
          <table:table-cell table:style-name="ce13" office:value-type="string">
            <text:p>SOS sign y pos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A88</text:p>
          </table:table-cell>
          <table:table-cell table:style-name="ce13" office:value-type="string">
            <text:p>float</text:p>
          </table:table-cell>
          <table:table-cell table:style-name="ce13" office:value-type="string">
            <text:p>SOS sign z pos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A92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SOS sign Area Number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A93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SOS sign World Number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04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Bonfire ID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18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bRequestToEnding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4C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FpsDisconnection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4D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OnlineMode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4E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TitleStart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E4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Invasion Type</text:p>
          </table:table-cell>
          <table:table-cell table:style-name="ce13" table:number-columns-repeated="1021"/>
        </table:table-row>
        <table:table-row table:style-name="ro3">
          <table:table-cell table:style-name="ce14"/>
          <table:table-cell table:style-name="ce13"/>
          <table:table-cell table:style-name="ce13" office:value-type="string">
            <text:p>Confirm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2C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EDisableAllAreaEne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2D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Event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2E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Map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2F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Obj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EnableAllAreaObj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1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EnableAllAreaObjBreak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2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HiHit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3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EnableAllAreaLoHit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4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SFX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5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Sound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6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ObjBreakRecordMode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7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AutoMapWarpMode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8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ChrNpcWanderTest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9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bgChrAllDead</text:p>
          </table:table-cell>
          <table:table-cell table:style-name="ce13" table:number-columns-repeated="1021"/>
        </table:table-row>
        <table:table-row table:style-name="ro3">
          <table:table-cell table:style-name="ce13"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table:style-name="ce13" office:value-type="string">
            <text:p>0x1378544</text:p>
          </table:table-cell>
          <table:table-cell table:style-name="ce13" table:number-columns-repeated="1022"/>
        </table:table-row>
        <table:table-row table:style-name="ro3">
          <table:table-cell table:style-name="ce13"/>
          <table:table-cell table:style-name="ce13" office:value-type="string">
            <text:p>long</text:p>
          </table:table-cell>
          <table:table-cell table:style-name="ce13" office:value-type="string">
            <text:p>Type of SOS Sign</text:p>
          </table:table-cell>
          <table:table-cell table:style-name="ce13" table:number-columns-repeated="1021"/>
        </table:table-row>
        <table:table-row table:style-name="ro3">
          <table:table-cell table:style-name="ce13"/>
          <table:table-cell table:style-name="ce13" office:value-type="float" office:value="0">
            <text:p>0</text:p>
          </table:table-cell>
          <table:table-cell table:style-name="ce13" office:value-type="string">
            <text:p>White Sign Soapstone</text:p>
          </table:table-cell>
          <table:table-cell table:style-name="ce13" table:number-columns-repeated="1021"/>
        </table:table-row>
        <table:table-row table:style-name="ro3"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string">
            <text:p>Cracked Red Eye Orb</text:p>
          </table:table-cell>
          <table:table-cell table:style-name="ce13" table:number-columns-repeated="1021"/>
        </table:table-row>
        <table:table-row table:style-name="ro3"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string">
            <text:p>Red Sign Soapstone</text:p>
          </table:table-cell>
          <table:table-cell table:style-name="ce13" table:number-columns-repeated="1021"/>
        </table:table-row>
        <table:table-row table:style-name="ro3">
          <table:table-cell table:style-name="ce13"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table:style-name="ce13" office:value-type="string">
            <text:p>0x137CE04</text:p>
          </table:table-cell>
          <table:table-cell table:style-name="ce13" table:number-columns-repeated="1022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 table:number-columns-repeated="1022"/>
        </table:table-row>
        <table:table-row table:style-name="ro3">
          <table:table-cell table:style-name="ce13" office:value-type="string">
            <text:p>Network.Properties</text:p>
          </table:table-cell>
          <table:table-cell table:style-name="ce13" table:number-columns-repeated="1023"/>
        </table:table-row>
        <table:table-row table:style-name="ro3">
          <table:table-cell table:style-name="ce13" office:value-type="string">
            <text:p>+0x0004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SOS Interval</text:p>
          </table:table-cell>
          <table:table-cell table:style-name="ce13" table:number-columns-repeated="1021"/>
        </table:table-row>
        <table:table-row table:style-name="ro3">
          <table:table-cell table:style-name="ce13" office:value-type="string">
            <text:p>+0x0008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SOS Num</text:p>
          </table:table-cell>
          <table:table-cell table:style-name="ce13"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SOS FirstLevelRangeMax</text:p>
          </table:table-cell>
          <table:table-cell table:style-name="ce13" table:number-columns-repeated="1021"/>
        </table:table-row>
        <table:table-row table:style-name="ro3">
          <table:table-cell table:style-name="ce13"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1" office:value-type="string">
            <text:p>long</text:p>
          </table:table-cell>
          <table:table-cell table:style-name="ce11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19" office:value-type="string">
            <text:p>00003</text:p>
          </table:table-cell>
          <table:table-cell table:style-name="ce11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11" office:value-type="string">
            <text:p>Capra Demon Dead</text:p>
          </table:table-cell>
          <table:table-cell table:style-name="ce15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1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1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9" table:number-columns-repeated="1023"/>
        </table:table-row>
        <table:table-row table:style-name="ro3">
          <table:table-cell table:style-name="ce12" table:number-columns-repeated="2"/>
          <table:table-cell table:style-name="ce16"/>
          <table:table-cell table:style-name="ce12"/>
          <table:table-cell table:style-name="ce9" table:number-columns-repeated="1020"/>
        </table:table-row>
        <table:table-row table:style-name="ro3">
          <table:table-cell table:style-name="ce14" table:number-columns-repeated="2"/>
          <table:table-cell table:style-name="ce17"/>
          <table:table-cell table:style-name="ce14"/>
          <table:table-cell table:style-name="ce13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6"/>
          <table:table-cell table:style-name="ce12"/>
          <table:table-cell table:style-name="ce9" table:number-columns-repeated="1020"/>
        </table:table-row>
        <table:table-row table:style-name="ro3">
          <table:table-cell table:style-name="ce14" table:number-columns-repeated="2"/>
          <table:table-cell table:style-name="ce17"/>
          <table:table-cell table:style-name="ce14"/>
          <table:table-cell table:style-name="ce13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4"/>
          <table:table-cell table:style-name="ce13" table:number-columns-repeated="1020"/>
        </table:table-row>
        <table:table-row table:style-name="ro3">
          <table:table-cell table:style-name="ce18" office:value-type="string">
            <text:p>Debug: </text:p>
          </table:table-cell>
          <table:table-cell table:style-name="ce15" office:value-type="string">
            <text:p>0x137C6A4</text:p>
          </table:table-cell>
          <table:table-cell table:style-name="ce15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5" office:value-type="string">
            <text:p>x1xxxxxx</text:p>
          </table:table-cell>
          <table:table-cell table:style-name="ce15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1xxxx</text:p>
          </table:table-cell>
          <table:table-cell table:style-name="ce15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xxxx1</text:p>
          </table:table-cell>
          <table:table-cell table:style-name="ce15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5"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5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1xxxx</text:p>
          </table:table-cell>
          <table:table-cell table:style-name="ce15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xx1xx </text:p>
          </table:table-cell>
          <table:table-cell table:style-name="ce15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xxxx1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5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5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5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5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5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5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20" office:value-type="string">
            <text:p>0x137D644</text:p>
          </table:table-cell>
          <table:table-cell table:style-name="ce17"/>
          <table:table-cell table:style-name="ce13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381804</text:p>
          </table:table-cell>
          <table:table-cell table:style-name="ce15" office:value-type="string">
            <text:p>DarkSouls.exe+F81804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[[[[ptr]+3c]+28]+14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c0000data2</text:p>
          </table:table-cell>
          <table:table-cell table:number-columns-repeated="1023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5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3" office:value-type="string">
            <text:p>0x12DEFEB</text:p>
          </table:table-cell>
          <table:table-cell table:style-name="ce17"/>
          <table:table-cell table:style-name="ce13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style-name="ce14"/>
          <table:table-cell table:style-name="ce13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9" table:number-columns-repeated="1023"/>
        </table:table-row>
        <table:table-row table:style-name="ro3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3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3" table:number-columns-repeated="1021"/>
        </table:table-row>
        <table:table-row table:style-name="ro3">
          <table:table-cell table:style-name="ce14"/>
          <table:table-cell table:style-name="ce13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0x13784EA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0x13784EB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0x13784EC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0x13784ED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0x13784EE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3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table:style-name="ce21" office:value-type="string">
            <text:p>0x137D648</text:p>
          </table:table-cell>
          <table:table-cell table:style-name="ce13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style-name="ce14"/>
          <table:table-cell table:style-name="ce13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3" office:value-type="string">
            <text:p>0x137DC70</text:p>
          </table:table-cell>
          <table:table-cell table:style-name="ce13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10481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number-columns-repeated="1021" table:default-cell-style-name="ce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style-name="ce2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4">
          <table:table-cell office:value-type="string">
            <text:p>SteamNodePtrs</text:p>
          </table:table-cell>
          <table:table-cell table:number-columns-repeated="1023"/>
        </table:table-row>
        <table:table-row table:style-name="ro4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4">
          <table:table-cell table:style-name="ce26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table:style-name="ce26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4"/>
        <table:table-column table:style-name="co5" table:number-columns-repeated="1023" table:default-cell-style-name="ce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4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4"/>
        <table:table-column table:style-name="co10" table:default-cell-style-name="ce26"/>
        <table:table-column table:style-name="co10" table:default-cell-style-name="ce4"/>
        <table:table-column table:style-name="co11" table:default-cell-style-name="ce4"/>
        <table:table-column table:style-name="co5" table:number-columns-repeated="1020" table:default-cell-style-name="ce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4"/>
        <table:table-column table:style-name="co5" table:number-columns-repeated="1023" table:default-cell-style-name="ce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4"/>
        <table:table-column table:style-name="co15" table:default-cell-style-name="ce4"/>
        <table:table-column table:style-name="co5" table:number-columns-repeated="1021" table:default-cell-style-name="ce4"/>
        <table:table-row table:style-name="ro3">
          <table:table-cell table:style-name="ce26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 ebx</text:p>
          </table:table-cell>
          <table:table-cell table:style-name="ce26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inc eax</text:p>
          </table:table-cell>
          <table:table-cell table:style-name="ce26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bx</text:p>
          </table:table-cell>
          <table:table-cell table:style-name="ce26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di</text:p>
          </table:table-cell>
          <table:table-cell table:style-name="ce26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table:number-columns-repeated="2"/>
          <table:table-cell table:number-columns-repeated="1021"/>
        </table:table-row>
        <table:table-row table:style-name="ro3">
          <table:table-cell table:style-name="ce26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si</text:p>
          </table:table-cell>
          <table:table-cell table:style-name="ce26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6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4"/>
        <table:table-column table:style-name="co17" table:default-cell-style-name="ce4"/>
        <table:table-column table:style-name="co5" table:number-columns-repeated="1022" table:default-cell-style-name="ce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4"/>
        <table:table-column table:style-name="co23" table:default-cell-style-name="ce4"/>
        <table:table-column table:style-name="co5" table:number-columns-repeated="1022" table:default-cell-style-name="ce4"/>
        <table:table-row table:style-name="ro4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4">
          <table:table-cell/>
          <table:table-cell table:style-name="ce42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2016-05-12</text:date>, <text:time>23:2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5-12T23:29:40.62</dc:date>
    <meta:editing-duration>P6DT18H56M20S</meta:editing-duration>
    <meta:editing-cycles>402</meta:editing-cycles>
    <meta:generator>OpenOffice/4.1.2$Win32 OpenOffice.org_project/412m3$Build-9782</meta:generator>
    <meta:document-statistic meta:table-count="9" meta:cell-count="2308" meta:object-count="0"/>
  </office:meta>
</office:document-meta>
</file>